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4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4.22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/>
          <table:table-cell table:style-name="ce1" office:value-type="string">
            <text:p>Bibliotheken</text:p>
          </table:table-cell>
          <table:table-cell table:style-name="ce1" office:value-type="string">
            <text:p>MVV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Öffnungszeiten</text:p>
          </table:table-cell>
          <table:table-cell/>
          <table:table-cell table:style-name="ce1" office:value-type="string">
            <text:p>Anmerkungen</text:p>
          </table:table-cell>
        </table:table-row>
        <table:table-row table:style-name="ro1">
          <table:table-cell/>
          <table:table-cell office:value-type="string">
            <text:p>Stammgelände</text:p>
          </table:table-cell>
          <table:table-cell office:value-type="string">
            <text:p>U2 Königsplatz</text:p>
          </table:table-cell>
          <table:table-cell office:value-type="string">
            <text:p>Arcisstr. 21</text:p>
          </table:table-cell>
          <table:table-cell office:value-type="string">
            <text:p>Mo–Fr 8–24</text:p>
          </table:table-cell>
          <table:table-cell office:value-type="string">
            <text:p>Sa, So, Feiertage 10–22</text:p>
          </table:table-cell>
          <table:table-cell/>
        </table:table-row>
        <table:table-row table:style-name="ro1">
          <table:table-cell/>
          <table:table-cell office:value-type="string">
            <text:p>Stammgelände Info-Center</text:p>
          </table:table-cell>
          <table:table-cell office:value-type="string">
            <text:p>U2 Königsplatz</text:p>
          </table:table-cell>
          <table:table-cell office:value-type="string">
            <text:p>Arcisstr. 21</text:p>
          </table:table-cell>
          <table:table-cell office:value-type="string">
            <text:p>Mo-Fr 11-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zin</text:p>
          </table:table-cell>
          <table:table-cell office:value-type="string">
            <text:p>U4 Prinzregentenplatz</text:p>
          </table:table-cell>
          <table:table-cell office:value-type="string">
            <text:p>Nigerstr. 3</text:p>
          </table:table-cell>
          <table:table-cell office:value-type="string">
            <text:p>Mo-Fr 9-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zialwissenschaften</text:p>
          </table:table-cell>
          <table:table-cell office:value-type="string">
            <text:p>Straßenbahn 20/21 Lothstr</text:p>
          </table:table-cell>
          <table:table-cell office:value-type="string">
            <text:p>Lothstr. 17</text:p>
          </table:table-cell>
          <table:table-cell office:value-type="string">
            <text:p>Mo-Do 10-17</text:p>
          </table:table-cell>
          <table:table-cell office:value-type="string">
            <text:p>Fr 10-13</text:p>
          </table:table-cell>
          <table:table-cell/>
        </table:table-row>
        <table:table-row table:style-name="ro1">
          <table:table-cell/>
          <table:table-cell office:value-type="string">
            <text:p>Sportwissenschaft</text:p>
          </table:table-cell>
          <table:table-cell office:value-type="string">
            <text:p>U3 Olympiazentrum</text:p>
          </table:table-cell>
          <table:table-cell office:value-type="string">
            <text:p>Connollystr. 32</text:p>
          </table:table-cell>
          <table:table-cell office:value-type="string">
            <text:p>Mo-Do 9-18</text:p>
          </table:table-cell>
          <table:table-cell office:value-type="string">
            <text:p>Fr 9-16</text:p>
          </table:table-cell>
          <table:table-cell/>
        </table:table-row>
        <table:table-row table:style-name="ro1">
          <table:table-cell/>
          <table:table-cell office:value-type="string">
            <text:p>Weihenstephan</text:p>
          </table:table-cell>
          <table:table-cell office:value-type="string">
            <text:p>Bus 638 Weihenstephan</text:p>
          </table:table-cell>
          <table:table-cell office:value-type="string">
            <text:p>Am Forum 1, Freising</text:p>
          </table:table-cell>
          <table:table-cell office:value-type="string">
            <text:p>Mo-Fr 8-24</text:p>
          </table:table-cell>
          <table:table-cell office:value-type="string">
            <text:p>Sa, So, Feiertage 10–20</text:p>
          </table:table-cell>
          <table:table-cell/>
        </table:table-row>
        <table:table-row table:style-name="ro1">
          <table:table-cell/>
          <table:table-cell office:value-type="string">
            <text:p>Chemie</text:p>
          </table:table-cell>
          <table:table-cell office:value-type="string">
            <text:p>U6 Garching-Forschungszentrum</text:p>
          </table:table-cell>
          <table:table-cell office:value-type="string">
            <text:p>Lichtenbergstr. 4, Garching</text:p>
          </table:table-cell>
          <table:table-cell office:value-type="string">
            <text:p>Mo-Do 8-21</text:p>
          </table:table-cell>
          <table:table-cell office:value-type="string">
            <text:p>Fr 8-19</text:p>
          </table:table-cell>
          <table:table-cell/>
        </table:table-row>
        <table:table-row table:style-name="ro1">
          <table:table-cell/>
          <table:table-cell office:value-type="string">
            <text:p>Maschinenwesen</text:p>
          </table:table-cell>
          <table:table-cell office:value-type="string">
            <text:p>U6 Garching-Forschungszentrum</text:p>
          </table:table-cell>
          <table:table-cell office:value-type="string">
            <text:p>Boltzmannstr. 15, Garching</text:p>
          </table:table-cell>
          <table:table-cell office:value-type="string">
            <text:p>Mo-Do 9-21</text:p>
          </table:table-cell>
          <table:table-cell office:value-type="string">
            <text:p>Fr 9-19</text:p>
          </table:table-cell>
          <table:table-cell/>
        </table:table-row>
        <table:table-row table:style-name="ro1">
          <table:table-cell/>
          <table:table-cell office:value-type="string">
            <text:p>Mathematik</text:p>
          </table:table-cell>
          <table:table-cell office:value-type="string">
            <text:p>U6 Garching-Forschungszentrum</text:p>
          </table:table-cell>
          <table:table-cell office:value-type="string">
            <text:p>Boltzmannstr. 3, Garching</text:p>
          </table:table-cell>
          <table:table-cell office:value-type="string">
            <text:p>Mo-Fr 9-24</text:p>
          </table:table-cell>
          <table:table-cell office:value-type="string">
            <text:p>Sa, So, Feiertage 10–20</text:p>
          </table:table-cell>
          <table:table-cell/>
        </table:table-row>
        <table:table-row table:style-name="ro1">
          <table:table-cell/>
          <table:table-cell office:value-type="string">
            <text:p>Informatik</text:p>
          </table:table-cell>
          <table:table-cell office:value-type="string">
            <text:p>U6 Garching-Forschungszentrum</text:p>
          </table:table-cell>
          <table:table-cell office:value-type="string">
            <text:p>Boltzmannstr. 3, Garching</text:p>
          </table:table-cell>
          <table:table-cell office:value-type="string">
            <text:p>Mo-Fr 9-24</text:p>
          </table:table-cell>
          <table:table-cell office:value-type="string">
            <text:p>Sa, So, Feiertage 10–20</text:p>
          </table:table-cell>
          <table:table-cell/>
        </table:table-row>
        <table:table-row table:style-name="ro1">
          <table:table-cell/>
          <table:table-cell office:value-type="string">
            <text:p>Physik</text:p>
          </table:table-cell>
          <table:table-cell office:value-type="string">
            <text:p>U6 Garching-Forschungszentrum</text:p>
          </table:table-cell>
          <table:table-cell office:value-type="string">
            <text:p>James-Franck-Str</text:p>
          </table:table-cell>
          <table:table-cell office:value-type="string">
            <text:p>Mo-Do 9-16</text:p>
          </table:table-cell>
          <table:table-cell office:value-type="string">
            <text:p>Fr 9-13</text:p>
          </table:table-cell>
          <table:table-cell/>
        </table:table-row>
        <table:table-row table:style-name="ro1">
          <table:table-cell/>
          <table:table-cell office:value-type="string">
            <text:p>Skriptenverkauf Mathe, Physik, Informatik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Infopoint Informatik</text:p>
          </table:table-cell>
          <table:table-cell/>
          <table:table-cell office:value-type="string">
            <text:p>Boltzmannstr. 3, Garching, MI 00.10.013</text:p>
          </table:table-cell>
          <table:table-cell office:value-type="string">
            <text:p>Mo-Do 9:30-17</text:p>
          </table:table-cell>
          <table:table-cell office:value-type="string">
            <text:p>Fr 9:30 – 13</text:p>
          </table:table-cell>
          <table:table-cell/>
        </table:table-row>
        <table:table-row table:style-name="ro1">
          <table:table-cell/>
          <table:table-cell office:value-type="string">
            <text:p>TUM Infopoint Stammgeländ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tudentenwerksbibliothek (LMU)</text:p>
          </table:table-cell>
          <table:table-cell office:value-type="string">
            <text:p>U3/U6 Giselastr</text:p>
          </table:table-cell>
          <table:table-cell office:value-type="string">
            <text:p>Leopoldstr. 13 Haus 1</text:p>
          </table:table-cell>
          <table:table-cell office:value-type="string">
            <text:p>Mo-Fr 8-20</text:p>
          </table:table-cell>
          <table:table-cell/>
          <table:table-cell office:value-type="string">
            <text:p>TU-Ausweis bei Zentralbibliothek LMU</text:p>
            <text:p>Geschwister-Scholl-Platz 1, München</text:p>
            <text:p>Mo-Fr 9-17</text:p>
          </table:table-cell>
        </table:table-row>
        <table:table-row table:style-name="ro2">
          <table:table-cell/>
          <table:table-cell office:value-type="string">
            <text:p>Bibliothek Wirtschaftswissenschaften &amp; Statistik (LMU)</text:p>
          </table:table-cell>
          <table:table-cell office:value-type="string">
            <text:p>U3/U6 Universität</text:p>
          </table:table-cell>
          <table:table-cell office:value-type="string">
            <text:p>Ludwigstr. 28/I VG</text:p>
          </table:table-cell>
          <table:table-cell office:value-type="string">
            <text:p>Mo-Fr 8-22</text:p>
          </table:table-cell>
          <table:table-cell office:value-type="string">
            <text:p>Sa 9-18</text:p>
          </table:table-cell>
          <table:table-cell office:value-type="string">
            <text:p>TU-Ausweis bei Zentralbibliothek LMU</text:p>
            <text:p>Geschwister-Scholl-Platz 1, München</text:p>
            <text:p>Mo-Fr 9-17</text:p>
          </table:table-cell>
        </table:table-row>
        <table:table-row table:style-name="ro2">
          <table:table-cell/>
          <table:table-cell office:value-type="string">
            <text:p>Bibliothek Mathematik, Meteorologie, Physik (LMU)</text:p>
          </table:table-cell>
          <table:table-cell office:value-type="string">
            <text:p>U3-6 Odeonsplatz</text:p>
          </table:table-cell>
          <table:table-cell office:value-type="string">
            <text:p>Theresienstraße 37</text:p>
          </table:table-cell>
          <table:table-cell office:value-type="string">
            <text:p>Mo-Fr 8-22</text:p>
          </table:table-cell>
          <table:table-cell office:value-type="string">
            <text:p>Sa 9-18</text:p>
          </table:table-cell>
          <table:table-cell office:value-type="string">
            <text:p>TU-Ausweis bei Zentralbibliothek LMU</text:p>
            <text:p>Geschwister-Scholl-Platz 1, München</text:p>
            <text:p>Mo-Fr 9-1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ense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nsa Arcisstr.</text:p>
          </table:table-cell>
          <table:table-cell/>
          <table:table-cell office:value-type="string">
            <text:p>Arcisstr. 17</text:p>
          </table:table-cell>
          <table:table-cell office:value-type="string">
            <text:p>Mo-Do 11-14.30</text:p>
          </table:table-cell>
          <table:table-cell office:value-type="string">
            <text:p>Fr 11-14</text:p>
          </table:table-cell>
          <table:table-cell/>
        </table:table-row>
        <table:table-row table:style-name="ro1">
          <table:table-cell/>
          <table:table-cell office:value-type="string">
            <text:p>Mensa Garching</text:p>
          </table:table-cell>
          <table:table-cell/>
          <table:table-cell office:value-type="string">
            <text:p>Lichtenbergstr. 2</text:p>
          </table:table-cell>
          <table:table-cell office:value-type="string">
            <text:p>Mo-Do 11-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nsa Leopoldstr</text:p>
          </table:table-cell>
          <table:table-cell/>
          <table:table-cell office:value-type="string">
            <text:p>Leopoldstr. 13a</text:p>
          </table:table-cell>
          <table:table-cell office:value-type="string">
            <text:p>Mo-Do 11-14.30</text:p>
          </table:table-cell>
          <table:table-cell office:value-type="string">
            <text:p>Fr 11-14</text:p>
          </table:table-cell>
          <table:table-cell office:value-type="string">
            <text:p>Semesterferien: Mo-Fr 11-14</text:p>
          </table:table-cell>
        </table:table-row>
        <table:table-row table:style-name="ro1">
          <table:table-cell/>
          <table:table-cell office:value-type="string">
            <text:p>TODO add more + Ids</text:p>
          </table:table-cell>
          <table:table-cell table:number-columns-repeated="5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4">24.09.2011</text:date>, <text:time>16:4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ley</meta:initial-creator>
    <meta:creation-date>2011-09-24T14:46:39.99</meta:creation-date>
    <dc:date>2011-09-24T16:44:04.53</dc:date>
    <dc:creator>Thomas Bley</dc:creator>
    <meta:editing-duration>PT1H57M15S</meta:editing-duration>
    <meta:editing-cycles>24</meta:editing-cycles>
    <meta:generator>LibreOffice/3.4$Win32 LibreOffice_project/340m1$Build-203</meta:generator>
    <meta:document-statistic meta:table-count="3" meta:cell-count="96" meta:object-count="0"/>
  </office:meta>
</office:document-meta>
</file>